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29cm"/>
    </style:style>
    <style:style style:name="Table1.B" style:family="table-column">
      <style:table-column-properties style:column-width="9.747cm"/>
    </style:style>
    <style:style style:name="Table1.C" style:family="table-column">
      <style:table-column-properties style:column-width="6.024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aacbc" officeooo:paragraph-rsid="001aacbc"/>
    </style:style>
    <style:style style:name="P2" style:family="paragraph" style:parent-style-name="Standard">
      <style:text-properties officeooo:paragraph-rsid="001aacbc"/>
    </style:style>
    <style:style style:name="P3" style:family="paragraph" style:parent-style-name="Standard">
      <style:text-properties officeooo:rsid="001c0f56" officeooo:paragraph-rsid="001c0f56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2.5pt" fo:font-weight="normal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.5pt" fo:font-weight="normal"/>
    </style:style>
    <style:style style:name="P6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fo:font-weight="bold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c0f56" officeooo:paragraph-rsid="001c0f56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c0f56"/>
    </style:style>
    <style:style style:name="T1" style:family="text">
      <style:text-properties officeooo:rsid="001aacbc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c0f56" style:text-blinking="false" fo:background-color="transparent" loext:char-shading-value="0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2: </text:p>
      <text:p text:style-name="P2"><text:span text:style-name="T1">Q1: </text:span><text:bookmark text:name="docs-internal-guid-81ca22d3-7fff-4b73-01f7-f6010b0c2a40"/><text:span text:style-name="T2">List 5 difference between Browser JS(console) v Nodejs</text:span></text:p>
      <text:p text:style-name="P1"><text:span text:style-name="T2">Ans:</text:span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025623434016">
            <table:table-cell table:style-name="Table1.A1" office:value-type="string">
              <text:p text:style-name="P6">S.No</text:p>
            </table:table-cell>
            <table:table-cell table:style-name="Table1.A1" office:value-type="string">
              <text:p text:style-name="P6">Javascript</text:p>
            </table:table-cell>
            <table:table-cell table:style-name="Table1.A1" office:value-type="string">
              <text:p text:style-name="P6">NodeJS</text:p>
            </table:table-cell>
          </table:table-row>
        </table:table-header-rows>
        <table:table-row table:style-name="TableLine94025623434016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Javascript is a programming language that is used for writing scripts on the website.</text:p>
          </table:table-cell>
          <table:table-cell table:style-name="Table1.A1" office:value-type="string">
            <text:p text:style-name="P5">NodeJS is a Javascript runtime environment.</text:p>
          </table:table-cell>
        </table:table-row>
        <table:table-row table:style-name="TableLine94025623434016">
          <table:table-cell table:style-name="Table1.A1" office:value-type="string">
            <text:p text:style-name="P5">2.</text:p>
          </table:table-cell>
          <table:table-cell table:style-name="Table1.A1" office:value-type="string">
            <text:p text:style-name="P5">Javascript can only be run in the browsers.</text:p>
          </table:table-cell>
          <table:table-cell table:style-name="Table1.A1" office:value-type="string">
            <text:p text:style-name="P5">NodeJS code can be run outside the browser.</text:p>
          </table:table-cell>
        </table:table-row>
        <table:table-row table:style-name="TableLine94025623434016">
          <table:table-cell table:style-name="Table1.A1" office:value-type="string">
            <text:p text:style-name="P5">3.</text:p>
          </table:table-cell>
          <table:table-cell table:style-name="Table1.A1" office:value-type="string">
            <text:p text:style-name="P5">It is basically used on the client-side.</text:p>
          </table:table-cell>
          <table:table-cell table:style-name="Table1.A1" office:value-type="string">
            <text:p text:style-name="P5">It is mostly used on the server-side.</text:p>
          </table:table-cell>
        </table:table-row>
        <table:table-row table:style-name="TableLine94025623434016">
          <table:table-cell table:style-name="Table1.A1" office:value-type="string">
            <text:p text:style-name="P5">4.</text:p>
          </table:table-cell>
          <table:table-cell table:style-name="Table1.A1" office:value-type="string">
            <text:p text:style-name="P5">Javascript is capable enough to add HTML and play with the DOM.</text:p>
          </table:table-cell>
          <table:table-cell table:style-name="Table1.A1" office:value-type="string">
            <text:p text:style-name="P5">Nodejs does not have capability to add HTML tags.</text:p>
          </table:table-cell>
        </table:table-row>
        <table:table-row table:style-name="TableLine94025623434016">
          <table:table-cell table:style-name="Table1.A1" office:value-type="string">
            <text:p text:style-name="P5">5.</text:p>
          </table:table-cell>
          <table:table-cell table:style-name="Table1.A1" office:value-type="string">
            <text:p text:style-name="P5">Javascript can run in any browser engine as like JS core in safari and Spidermonkey in Firefox.</text:p>
          </table:table-cell>
          <table:table-cell table:style-name="Table1.A1" office:value-type="string">
            <text:p text:style-name="P4">Nodejs can only run in V8 engine of google chrome.</text:p>
          </table:table-cell>
        </table:table-row>
      </table:table>
      <text:p text:style-name="P1"/>
      <text:p text:style-name="P1"/>
      <text:p text:style-name="P3">Q4.<text:bookmark text:name="docs-internal-guid-ec55727e-7fff-7d81-348d-3e72147d1aef"/> <text:span text:style-name="T2">Execute the below code and write your description in txt file</text:span></text:p>
      <text:list xml:id="list1155242157" text:style-name="L2">
        <text:list-item>
          <text:list>
            <text:list-item>
              <text:p text:style-name="P7">typeof(1)</text:p>
            </text:list-item>
            <text:list-item>
              <text:p text:style-name="P7">typeof(1.1)</text:p>
            </text:list-item>
            <text:list-item>
              <text:p text:style-name="P7">typeof('1.1')</text:p>
            </text:list-item>
            <text:list-item>
              <text:p text:style-name="P7">typeof(true)</text:p>
            </text:list-item>
            <text:list-item>
              <text:p text:style-name="P7">typeof(null)</text:p>
            </text:list-item>
            <text:list-item>
              <text:p text:style-name="P7">typeof(undefined)</text:p>
            </text:list-item>
            <text:list-item>
              <text:p text:style-name="P7">typeof([])</text:p>
            </text:list-item>
            <text:list-item>
              <text:p text:style-name="P7">typeof({})</text:p>
            </text:list-item>
            <text:list-item>
              <text:p text:style-name="P7">typeof(NaN)</text:p>
            </text:list-item>
          </text:list>
        </text:list-item>
      </text:list>
      <text:p text:style-name="P8">Ans:</text:p>
      <text:p text:style-name="P8"><text:s text:c="18"/>1.number</text:p>
      <text:p text:style-name="P8"><text:s text:c="18"/>2.number</text:p>
      <text:p text:style-name="P8"><text:s text:c="18"/>3.string</text:p>
      <text:p text:style-name="P8"><text:s text:c="18"/>4.boolean</text:p>
      <text:p text:style-name="P8"><text:s text:c="18"/>5.object</text:p>
      <text:p text:style-name="P8"><text:s text:c="18"/>6.undefined</text:p>
      <text:p text:style-name="P8"><text:s text:c="18"/>7.object</text:p>
      <text:p text:style-name="P8"><text:s text:c="18"/>8.object</text:p>
      <text:p text:style-name="P8"><text:s text:c="18"/>9.number</text:p>
      <text:p text:style-name="P8"/>
      <text:p text:style-name="P8">Q5:what is prototype .</text:p>
      <text:p text:style-name="P9"><text:span text:style-name="T3">Ans:</text:span><text:span text:style-name="T4">Prototypes are the mechanism by which JavaScript objects inherit features from one another.</text:span></text:p>
      <text:p text:style-name="P8"><text:s text:c="3"/>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00:08:50.367290365</meta:creation-date>
    <dc:date>2021-08-06T00:24:53.260043592</dc:date>
    <meta:editing-duration>PT5M52S</meta:editing-duration>
    <meta:editing-cycles>1</meta:editing-cycles>
    <meta:document-statistic meta:table-count="1" meta:image-count="0" meta:object-count="0" meta:page-count="1" meta:paragraph-count="44" meta:word-count="174" meta:character-count="1196" meta:non-whitespace-character-count="908"/>
    <meta:generator>LibreOffice/6.4.7.2$Linux_X86_64 LibreOffice_project/40$Build-2</meta:generator>
  </office:meta>
</office:document-meta>
</file>